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standard">
      <style:graphic-properties draw:stroke="none" draw:fill="none" fo:min-height="6.601cm" loext:decorative="false"/>
      <style:paragraph-properties style:writing-mode="lr-tb"/>
    </style:style>
    <style:style style:name="gr3" style:family="graphic" style:parent-style-name="standard">
      <style:graphic-properties draw:stroke="none" draw:fill="none" fo:min-height="12.45cm" loext:decorative="false"/>
      <style:paragraph-properties style:writing-mode="lr-tb"/>
    </style:style>
    <style:style style:name="gr4" style:family="graphic" style:parent-style-name="standard">
      <style:graphic-properties draw:stroke="none" draw:fill="none" fo:min-height="12.926cm" loext:decorative="false"/>
      <style:paragraph-properties style:writing-mode="lr-tb"/>
    </style:style>
    <style:style style:name="gr5" style:family="graphic" style:parent-style-name="standard">
      <style:graphic-properties draw:stroke="none" draw:fill="none" fo:min-height="12.376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start"/>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start" fo:text-indent="0cm"/>
    </style:style>
    <style:style style:name="T1" style:family="text">
      <style:text-properties fo:font-size="7pt" style:font-size-asian="7pt" style:font-size-complex="7pt"/>
    </style:style>
    <style:style style:name="T2" style:family="text">
      <style:text-properties fo:font-size="7pt" fo:font-weight="bold" style:font-size-asian="7pt" style:font-weight-asian="bold" style:font-size-complex="7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line draw:style-name="gr1" draw:text-style-name="P1" draw:layer="layout" svg:x1="0.955cm" svg:y1="1.271cm" svg:x2="20.005cm" svg:y2="1.271cm">
          <text:p/>
        </draw:line>
        <draw:line draw:style-name="gr1" draw:text-style-name="P1" draw:layer="layout" svg:x1="0.955cm" svg:y1="1.271cm" svg:x2="0.955cm" svg:y2="26.671cm">
          <text:p/>
        </draw:line>
        <draw:line draw:style-name="gr1" draw:text-style-name="P1" draw:layer="layout" svg:x1="0.955cm" svg:y1="26.67cm" svg:x2="20.005cm" svg:y2="26.67cm">
          <text:p/>
        </draw:line>
        <draw:line draw:style-name="gr1" draw:text-style-name="P1" draw:layer="layout" svg:x1="20.005cm" svg:y1="1.27cm" svg:x2="20.005cm" svg:y2="26.67cm">
          <text:p/>
        </draw:line>
        <draw:line draw:style-name="gr1" draw:text-style-name="P1" draw:layer="layout" svg:x1="0.955cm" svg:y1="7.62cm" svg:x2="20.005cm" svg:y2="7.62cm">
          <text:p/>
        </draw:line>
        <draw:line draw:style-name="gr1" draw:text-style-name="P1" draw:layer="layout" svg:x1="0.955cm" svg:y1="13.97cm" svg:x2="20.005cm" svg:y2="13.97cm">
          <text:p/>
        </draw:line>
        <draw:line draw:style-name="gr1" draw:text-style-name="P1" draw:layer="layout" svg:x1="0.955cm" svg:y1="20.32cm" svg:x2="20.005cm" svg:y2="20.32cm">
          <text:p/>
        </draw:line>
        <draw:line draw:style-name="gr1" draw:text-style-name="P1" draw:layer="layout" svg:x1="7.305cm" svg:y1="1.27cm" svg:x2="7.305cm" svg:y2="26.67cm">
          <text:p/>
        </draw:line>
        <draw:line draw:style-name="gr1" draw:text-style-name="P1" draw:layer="layout" svg:x1="13.655cm" svg:y1="1.27cm" svg:x2="13.655cm" svg:y2="26.67cm">
          <text:p/>
        </draw:line>
        <draw:frame draw:style-name="gr2" draw:text-style-name="P1" draw:layer="layout" svg:width="6.35cm" svg:height="6.851cm" svg:x="0.955cm" svg:y="1.27cm">
          <draw:text-box>
            <text:p text:style-name="P2"><text:span text:style-name="T1"><text:s/></text:span><text:span text:style-name="T1">____ <text:s text:c="2"/>___ <text:s text:c="3"/>_ <text:s/>_ <text:s text:c="2"/>____ <text:s text:c="3"/>____ <text:s text:c="4"/>___ </text:span></text:p>
            <text:p text:style-name="P2"><text:span text:style-name="T1">( <text:s/>__ ) ( <text:s/>__) <text:s/>( <text:s/>\/ <text:s/>) ( <text:s text:c="2"/>_ <text:s text:c="2"/>\ ( <text:s text:c="4"/>__) <text:s/>/ <text:s/>__)</text:span></text:p>
            <text:p text:style-name="P2"><text:span text:style-name="T1"><text:s/></text:span><text:span text:style-name="T1">) _) <text:s text:c="5"/>) _) <text:s text:c="2"/>/ <text:s/>\/ <text:s/>\ <text:s text:c="2"/>) <text:s/>__/ <text:s/>) <text:s text:c="3"/>_) <text:s text:c="2"/>( <text:s/>(_ <text:s/>\</text:span></text:p>
            <text:p text:style-name="P2"><text:span text:style-name="T1">(__) <text:s text:c="4"/>(__) <text:s text:c="2"/>\_)(_/ <text:s/>(__) <text:s text:c="2"/>(____) <text:s text:c="2"/>\___/</text:span></text:p>
            <text:p text:style-name="P2"><text:span text:style-name="T1"/></text:p>
            <text:p text:style-name="P2"><text:span text:style-name="T1"><text:s text:c="2"/></text:span><text:span text:style-name="T1">mar 2024 <text:s text:c="16"/>by Nobodyatall</text:span></text:p>
            <text:p text:style-name="P2"><text:span text:style-name="T1"/></text:p>
            <text:p text:style-name="P2"><text:span text:style-name="T1">\ <text:s/>/\ <text:s/>/\ <text:s/>/\ <text:s/>/\ <text:s/>/\ <text:s/>/\ <text:s/>/\ <text:s/>/\ <text:s/>/\ <text:s/>/\ <text:s/>/\ <text:s/>/\ <text:s/>/\ <text:s/>/\ <text:s/>/\ <text:s/>/\ <text:s/>/\ <text:s/>/\ </text:span><text:span text:style-name="T1"><text:s/>/\ <text:s/>/</text:span></text:p>
            <text:p text:style-name="P2"><text:span text:style-name="T1"><text:s/></text:span><text:span text:style-name="T1">\/ <text:s/>\/ <text:s/>\/ <text:s/>\/ <text:s/>\/ <text:s/>\/ <text:s/>\/ <text:s/>\/ <text:s/>\/ <text:s/>\/ <text:s/>\/ <text:s/>\/ <text:s/>\/ <text:s/>\/ <text:s/>\/ <text:s/>\/ <text:s/>\/ <text:s/>\/ <text:s/></text:span><text:span text:style-name="T1">\/ <text:s/>\/</text:span></text:p>
            <text:p text:style-name="P2"><text:span text:style-name="T1">INTRO</text:span></text:p>
            <text:p text:style-name="P2"><text:span text:style-name="T1">------------</text:span></text:p>
            <text:p text:style-name="P2"><text:span text:style-name="T1">greetings and bienvenue to my zine.</text:span></text:p>
            <text:p text:style-name="P2"><text:span text:style-name="T1"><text:s text:c="2"/></text:span><text:span text:style-name="T1">a lot of people on certain Internet forums and chat </text:span><text:span text:style-name="T1">areas ask me how I fit certain high quality videos in </text:span><text:span text:style-name="T1">such small yet high quality constraints. this is purely </text:span><text:span text:style-name="T1">using ffmpeg and ab-av1.</text:span></text:p>
            <text:p text:style-name="P2"><text:span text:style-name="T1">I'll be showing you exactly how to use these </text:span><text:span text:style-name="T1">programs to achieve better file sizes while also </text:span><text:span text:style-name="T1">maintaining visual quality as best as possible.</text:span></text:p>
            <text:p text:style-name="P2"><text:span text:style-name="T1"/></text:p>
            <text:p text:style-name="P2"><text:span text:style-name="T1"/></text:p>
            <text:p text:style-name="P2"><text:span text:style-name="T1"/></text:p>
            <text:p text:style-name="P2"><text:span text:style-name="T1"><text:s/></text:span><text:span text:style-name="T1">/\ <text:s/>/\ <text:s/>/\ <text:s/>/\ <text:s/>/\ <text:s/>/\ <text:s/>/\ <text:s/>/\ <text:s/>/\ <text:s/>/\ <text:s/>/\ <text:s/>/\ <text:s/>/\ <text:s/>/\ <text:s/>/\ <text:s/>/\ <text:s/>/\ <text:s/>/\ <text:s/></text:span><text:span text:style-name="T1">/\ <text:s/>/\</text:span></text:p>
            <text:p text:style-name="P2"><text:span text:style-name="T1">/ <text:s/>\/ <text:s/>\/ <text:s/>\/ <text:s/>\/ <text:s/>\/ <text:s/>\/ <text:s/>\/ <text:s/>\/ <text:s/>\/ <text:s/>\/ <text:s/>\/ <text:s/>\/ <text:s/>\/ <text:s/>\/ <text:s/>\/ <text:s/>\/ <text:s/>\/ <text:s/>\/ </text:span><text:span text:style-name="T1"><text:s/>\/ <text:s/>\</text:span></text:p>
          </draw:text-box>
        </draw:frame>
        <draw:frame draw:style-name="gr2" draw:text-style-name="P1" draw:layer="layout" svg:width="6.35cm" svg:height="6.851cm" svg:x="0.955cm" svg:y="7.62cm">
          <draw:text-box>
            <text:p text:style-name="P2"><text:span text:style-name="T1"><text:s text:c="2"/></text:span></text:p>
            <text:list text:style-name="L2">
              <text:list-item>
                <text:p text:style-name="P3"><text:span text:style-name="T1">before we talk about ffmpeg or ab-av1 we need </text:span><text:span text:style-name="T1">to discuss VMAF. VMAF being the visual quality </text:span><text:span text:style-name="T1">of a video in relation to our eyes. the scale </text:span><text:span text:style-name="T1">reaches from 0-100 after 93 our eyes can't fully </text:span><text:span text:style-name="T1">tell the difference between the quality of the </text:span><text:span text:style-name="T1">original or the new version.</text:span></text:p>
              </text:list-item>
            </text:list>
            <text:p text:style-name="P2"><text:span text:style-name="T1"/></text:p>
            <text:list text:style-name="L1">
              <text:list-item>
                <text:p text:style-name="P3"><text:span text:style-name="T1">I try to to keep vmaf at 94-95 for 1080p videos </text:span><text:span text:style-name="T1">and higher but normally no lower than 88 for </text:span><text:span text:style-name="T1">720p videos. you can still use 95 for 720p and </text:span><text:span text:style-name="T1">get an amazing result with a small file size and </text:span><text:span text:style-name="T1">great quality.</text:span></text:p>
              </text:list-item>
            </text:list>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2"><text:span text:style-name="T1">/ <text:s/>\/ <text:s/>\/ <text:s/>\/ <text:s/>\/ <text:s/>\/ <text:s/>\/ <text:s/>\/ <text:s/>\/ <text:s/>\/ <text:s/>\/ <text:s/>\/ <text:s/>\/ <text:s/>\/ <text:s/>\/ <text:s/>\/ <text:s/>\/ <text:s/>\/ <text:s/>\/ </text:span><text:span text:style-name="T1"><text:s/>\/ <text:s/>\</text:span></text:p>
          </draw:text-box>
        </draw:frame>
        <draw:frame draw:style-name="gr3" draw:text-style-name="P1" draw:layer="layout" svg:width="6.35cm" svg:height="12.7cm" svg:x="0.955cm" svg:y="13.97cm">
          <draw:text-box>
            <text:p text:style-name="P2"><text:span text:style-name="T1"><text:s text:c="2"/></text:span></text:p>
            <text:list text:style-name="L1">
              <text:list-item>
                <text:p text:style-name="P3"><text:span text:style-name="T1">lets use ab-av1. I have a very highly lossless </text:span><text:span text:style-name="T1">animated video.</text:span></text:p>
              </text:list-item>
              <text:list-item>
                <text:p text:style-name="P3"><text:span text:style-name="T1">name: bdan.mp4</text:span></text:p>
                <text:p text:style-name="P3"><text:span text:style-name="T1">video: h264 high 1080p 24fps 14989kb/s</text:span></text:p>
                <text:p text:style-name="P3"><text:span text:style-name="T1">audio: aac 317kb/s</text:span></text:p>
                <text:p text:style-name="P3"><text:span text:style-name="T1">size: 858mb</text:span></text:p>
                <text:p text:style-name="P3"><text:span text:style-name="T1">length: 8 min</text:span></text:p>
              </text:list-item>
              <text:list-item>
                <text:p text:style-name="P3"><text:span text:style-name="T1">see I want to send bdan.mp4 to a friend but its </text:span><text:span text:style-name="T1">just too damn big! </text:span></text:p>
                <text:p text:style-name="P3"><text:span text:style-name="T1">I want it smaller than 25mb.</text:span></text:p>
                <text:p text:style-name="P3"><text:span text:style-name="T1">this is the command we'll run just to see if we </text:span><text:span text:style-name="T1">can do it with 1080p:</text:span></text:p>
              </text:list-item>
              <text:list-item>
                <text:p text:style-name="P3"><text:span text:style-name="T2">ab-av1 crf-search --encoder libx264 \</text:span></text:p>
                <text:p text:style-name="P3"><text:span text:style-name="T2">--min-vmaf 95 --pix-format yuv420p -i </text:span><text:span text:style-name="T2">bdan.mp4</text:span></text:p>
              </text:list-item>
              <text:list-item>
                <text:p text:style-name="P3"><text:span text:style-name="T1">after running this it says I can get a file size of </text:span><text:span text:style-name="T1">236.94mb using --crf 19.7! but that's not what </text:span><text:span text:style-name="T1">I'm after. I want 25mb or less.</text:span></text:p>
              </text:list-item>
            </text:list>
            <text:p text:style-name="P2"><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4"><text:span text:style-name="T1">/ <text:s/>\/ <text:s/>\/ <text:s/>\/ <text:s/>\/ <text:s/>\/ <text:s/>\/ <text:s/>\/ <text:s/>\/ <text:s/>\/ <text:s/>\/ <text:s/>\/ <text:s/>\/ <text:s/>\/ <text:s/>\/ <text:s/>\/ <text:s/>\/ <text:s/>\/ <text:s/>\/ </text:span><text:span text:style-name="T1"><text:s/>\/ <text:s/>\</text:span></text:p>
            <text:p text:style-name="P4"><text:span text:style-name="T1"/></text:p>
            <text:list text:continue-numbering="true" text:style-name="L1">
              <text:list-item>
                <text:p text:style-name="P5"><text:span text:style-name="T1">lets add </text:span><text:span text:style-name="T2">--vmaf-scale="1280x720" --vfilter </text:span><text:span text:style-name="T2">"scale=-1:720"</text:span><text:span text:style-name="T1"> to the previous ab-av1 </text:span><text:span text:style-name="T1">command. 111.62mb with 95 VMAF. Very good. </text:span><text:span text:style-name="T1">lets change the </text:span><text:span text:style-name="T2">--min-vmaf</text:span><text:span text:style-name="T1"> to 88.</text:span></text:p>
              </text:list-item>
              <text:list-item>
                <text:p text:style-name="P5"><text:span text:style-name="T1">we got crf 28.4 VMAF 88 31.37mb. SO CLOSE. </text:span><text:span text:style-name="T1">remember what I said about not normally going </text:span><text:span text:style-name="T1">below 88? this is one of those cases. </text:span></text:p>
              </text:list-item>
              <text:list-item>
                <text:p text:style-name="P5"><text:span text:style-name="T2">--min-vmaf 84</text:span><text:span text:style-name="T1">.</text:span></text:p>
              </text:list-item>
              <text:list-item>
                <text:p text:style-name="P5"><text:span text:style-name="T1">now we have crf 31.2 VMAF 84 and 23.46mb. </text:span><text:span text:style-name="T1">almost perfect. except thats just the video </text:span><text:span text:style-name="T1">stream. the audio stream is 18mb alone. but we </text:span><text:span text:style-name="T1">can reduce that to about 4mb using ffmpeg. </text:span><text:span text:style-name="T1">(we'll do that in a bit) but lets make room for </text:span><text:span text:style-name="T1">that audio.</text:span></text:p>
              </text:list-item>
              <text:list-item>
                <text:p text:style-name="P5"><text:span text:style-name="T2">--vmaf-min 81</text:span></text:p>
              </text:list-item>
              <text:list-item>
                <text:p text:style-name="P5"><text:span text:style-name="T1">finally 32.8 VMAF 81 at 20.00mb we are ready </text:span><text:span text:style-name="T1">for ffmpeg.</text:span></text:p>
              </text:list-item>
            </text:list>
            <text:p text:style-name="P2"><text:span text:style-name="T1"/></text:p>
            <text:p text:style-name="P2"><text:span text:style-name="T1">/\ <text:s/>/\ <text:s/>/\ <text:s/>/\ <text:s/>/\ <text:s/>/\ <text:s/>/\ <text:s/>/\ <text:s/>/\ <text:s/>/\ <text:s/>/\ <text:s/>/\ <text:s/>/\ <text:s/>/\ <text:s/>/\ <text:s/>/\ <text:s/>/\ <text:s/>/\ <text:s/>/</text:span><text:span text:style-name="T1">\ <text:s/>/\</text:span></text:p>
            <text:p text:style-name="P2"><text:span text:style-name="T1">/ <text:s/>\/ <text:s/>\/ <text:s/>\/ <text:s/>\/ <text:s/>\/ <text:s/>\/ <text:s/>\/ <text:s/>\/ <text:s/>\/ <text:s/>\/ <text:s/>\/ <text:s/>\/ <text:s/>\/ <text:s/>\/ <text:s/>\/ <text:s/>\/ <text:s/>\/ <text:s/>\/ </text:span><text:span text:style-name="T1"><text:s/>\/ <text:s/>\</text:span></text:p>
          </draw:text-box>
        </draw:frame>
        <draw:frame draw:style-name="gr2" draw:text-style-name="P1" draw:layer="layout" svg:width="6.35cm" svg:height="6.851cm" svg:x="7.305cm" svg:y="1.27cm">
          <draw:text-box>
            <text:p text:style-name="P2"><text:span text:style-name="T1"><text:s/></text:span><text:span text:style-name="T1">____ <text:s text:c="2"/>___ <text:s text:c="3"/>_ <text:s/>_ <text:s text:c="2"/>____ <text:s text:c="3"/>____ <text:s text:c="4"/>___ </text:span></text:p>
            <text:p text:style-name="P2"><text:span text:style-name="T1">( <text:s/>__ ) ( <text:s/>__) <text:s/>( <text:s/>\/ <text:s/>) ( <text:s text:c="2"/>_ <text:s text:c="2"/>\ ( <text:s text:c="4"/>__) <text:s/>/ <text:s/>__)</text:span></text:p>
            <text:p text:style-name="P2"><text:span text:style-name="T1"><text:s/></text:span><text:span text:style-name="T1">) _) <text:s text:c="5"/>) _) <text:s text:c="2"/>/ <text:s/>\/ <text:s/>\ <text:s text:c="2"/>) <text:s/>__/ <text:s/>) <text:s text:c="3"/>_) <text:s text:c="2"/>( <text:s/>(_ <text:s/>\</text:span></text:p>
            <text:p text:style-name="P2"><text:span text:style-name="T1">(__) <text:s text:c="4"/>(__) <text:s text:c="2"/>\_)(_/ <text:s/>(__) <text:s text:c="2"/>(____) <text:s text:c="2"/>\___/</text:span></text:p>
            <text:p text:style-name="P2"><text:span text:style-name="T1"/></text:p>
            <text:p text:style-name="P2"><text:span text:style-name="T1"><text:s text:c="2"/></text:span><text:span text:style-name="T1">mar 2024 <text:s text:c="16"/>by Nobodyatall</text:span></text:p>
            <text:p text:style-name="P2"><text:span text:style-name="T1"/></text:p>
            <text:p text:style-name="P2"><text:span text:style-name="T1">\ <text:s/>/\ <text:s/>/\ <text:s/>/\ <text:s/>/\ <text:s/>/\ <text:s/>/\ <text:s/>/\ <text:s/>/\ <text:s/>/\ <text:s/>/\ <text:s/>/\ <text:s/>/\ <text:s/>/\ <text:s/>/\ <text:s/>/\ <text:s/>/\ <text:s/>/\ <text:s/>/\ </text:span><text:span text:style-name="T1"><text:s/>/\ <text:s/>/</text:span></text:p>
            <text:p text:style-name="P2"><text:span text:style-name="T1"><text:s/></text:span><text:span text:style-name="T1">\/ <text:s/>\/ <text:s/>\/ <text:s/>\/ <text:s/>\/ <text:s/>\/ <text:s/>\/ <text:s/>\/ <text:s/>\/ <text:s/>\/ <text:s/>\/ <text:s/>\/ <text:s/>\/ <text:s/>\/ <text:s/>\/ <text:s/>\/ <text:s/>\/ <text:s/>\/ <text:s/></text:span><text:span text:style-name="T1">\/ <text:s/>\/</text:span></text:p>
            <text:p text:style-name="P2"><text:span text:style-name="T1">INTRO</text:span></text:p>
            <text:p text:style-name="P2"><text:span text:style-name="T1">------------</text:span></text:p>
            <text:p text:style-name="P2"><text:span text:style-name="T1">greetings and bienvenue to my zine.</text:span></text:p>
            <text:p text:style-name="P2"><text:span text:style-name="T1"><text:s text:c="2"/></text:span><text:span text:style-name="T1">a lot of people on certain Internet forums and chat </text:span><text:span text:style-name="T1">areas ask me how I fit certain high quality videos in </text:span><text:span text:style-name="T1">such small yet high quality constraints. this is purely </text:span><text:span text:style-name="T1">using ffmpeg and ab-av1.</text:span></text:p>
            <text:p text:style-name="P2"><text:span text:style-name="T1">I'll be showing you exactly how to use these </text:span><text:span text:style-name="T1">programs to achieve better file sizes while also </text:span><text:span text:style-name="T1">maintaining visual quality as best as possible.</text:span></text:p>
            <text:p text:style-name="P2"><text:span text:style-name="T1"/></text:p>
            <text:p text:style-name="P2"><text:span text:style-name="T1"/></text:p>
            <text:p text:style-name="P2"><text:span text:style-name="T1"/></text:p>
            <text:p text:style-name="P2"><text:span text:style-name="T1"><text:s/></text:span><text:span text:style-name="T1">/\ <text:s/>/\ <text:s/>/\ <text:s/>/\ <text:s/>/\ <text:s/>/\ <text:s/>/\ <text:s/>/\ <text:s/>/\ <text:s/>/\ <text:s/>/\ <text:s/>/\ <text:s/>/\ <text:s/>/\ <text:s/>/\ <text:s/>/\ <text:s/>/\ <text:s/>/\ <text:s/></text:span><text:span text:style-name="T1">/\ <text:s/>/\</text:span></text:p>
            <text:p text:style-name="P2"><text:span text:style-name="T1">/ <text:s/>\/ <text:s/>\/ <text:s/>\/ <text:s/>\/ <text:s/>\/ <text:s/>\/ <text:s/>\/ <text:s/>\/ <text:s/>\/ <text:s/>\/ <text:s/>\/ <text:s/>\/ <text:s/>\/ <text:s/>\/ <text:s/>\/ <text:s/>\/ <text:s/>\/ <text:s/>\/ </text:span><text:span text:style-name="T1"><text:s/>\/ <text:s/>\</text:span></text:p>
          </draw:text-box>
        </draw:frame>
        <draw:frame draw:style-name="gr2" draw:text-style-name="P1" draw:layer="layout" svg:width="6.35cm" svg:height="6.851cm" svg:x="7.305cm" svg:y="7.62cm">
          <draw:text-box>
            <text:p text:style-name="P2"><text:span text:style-name="T1"><text:s text:c="2"/></text:span></text:p>
            <text:list text:style-name="L2">
              <text:list-item>
                <text:p text:style-name="P3"><text:span text:style-name="T1">before we talk about ffmpeg or ab-av1 we need </text:span><text:span text:style-name="T1">to discuss VMAF. VMAF being the visual quality </text:span><text:span text:style-name="T1">of a video in relation to our eyes. the scale </text:span><text:span text:style-name="T1">reaches from 0-100 after 93 our eyes can't fully </text:span><text:span text:style-name="T1">tell the difference between the quality of the </text:span><text:span text:style-name="T1">original or the new version.</text:span></text:p>
              </text:list-item>
            </text:list>
            <text:p text:style-name="P2"><text:span text:style-name="T1"/></text:p>
            <text:list text:style-name="L1">
              <text:list-item>
                <text:p text:style-name="P3"><text:span text:style-name="T1">I try to to keep vmaf at 94-95 for 1080p videos </text:span><text:span text:style-name="T1">and higher but normally no lower than 88 for </text:span><text:span text:style-name="T1">720p videos. you can still use 95 for 720p and </text:span><text:span text:style-name="T1">get an amazing result with a small file size and </text:span><text:span text:style-name="T1">great quality.</text:span></text:p>
              </text:list-item>
            </text:list>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2"><text:span text:style-name="T1">/ <text:s/>\/ <text:s/>\/ <text:s/>\/ <text:s/>\/ <text:s/>\/ <text:s/>\/ <text:s/>\/ <text:s/>\/ <text:s/>\/ <text:s/>\/ <text:s/>\/ <text:s/>\/ <text:s/>\/ <text:s/>\/ <text:s/>\/ <text:s/>\/ <text:s/>\/ <text:s/>\/ </text:span><text:span text:style-name="T1"><text:s/>\/ <text:s/>\</text:span></text:p>
          </draw:text-box>
        </draw:frame>
        <draw:frame draw:style-name="gr2" draw:text-style-name="P1" draw:layer="layout" svg:width="6.35cm" svg:height="6.851cm" svg:x="13.655cm" svg:y="1.27cm">
          <draw:text-box>
            <text:p text:style-name="P2"><text:span text:style-name="T1"><text:s/></text:span><text:span text:style-name="T1">____ <text:s text:c="2"/>___ <text:s text:c="3"/>_ <text:s/>_ <text:s text:c="2"/>____ <text:s text:c="3"/>____ <text:s text:c="4"/>___ </text:span></text:p>
            <text:p text:style-name="P2"><text:span text:style-name="T1">( <text:s/>__ ) ( <text:s/>__) <text:s/>( <text:s/>\/ <text:s/>) ( <text:s text:c="2"/>_ <text:s text:c="2"/>\ ( <text:s text:c="4"/>__) <text:s/>/ <text:s/>__)</text:span></text:p>
            <text:p text:style-name="P2"><text:span text:style-name="T1"><text:s/></text:span><text:span text:style-name="T1">) _) <text:s text:c="5"/>) _) <text:s text:c="2"/>/ <text:s/>\/ <text:s/>\ <text:s text:c="2"/>) <text:s/>__/ <text:s/>) <text:s text:c="3"/>_) <text:s text:c="2"/>( <text:s/>(_ <text:s/>\</text:span></text:p>
            <text:p text:style-name="P2"><text:span text:style-name="T1">(__) <text:s text:c="4"/>(__) <text:s text:c="2"/>\_)(_/ <text:s/>(__) <text:s text:c="2"/>(____) <text:s text:c="2"/>\___/</text:span></text:p>
            <text:p text:style-name="P2"><text:span text:style-name="T1"/></text:p>
            <text:p text:style-name="P2"><text:span text:style-name="T1"><text:s text:c="2"/></text:span><text:span text:style-name="T1">mar 2024 <text:s text:c="16"/>by Nobodyatall</text:span></text:p>
            <text:p text:style-name="P2"><text:span text:style-name="T1"/></text:p>
            <text:p text:style-name="P2"><text:span text:style-name="T1">\ <text:s/>/\ <text:s/>/\ <text:s/>/\ <text:s/>/\ <text:s/>/\ <text:s/>/\ <text:s/>/\ <text:s/>/\ <text:s/>/\ <text:s/>/\ <text:s/>/\ <text:s/>/\ <text:s/>/\ <text:s/>/\ <text:s/>/\ <text:s/>/\ <text:s/>/\ <text:s/>/\ </text:span><text:span text:style-name="T1"><text:s/>/\ <text:s/>/</text:span></text:p>
            <text:p text:style-name="P2"><text:span text:style-name="T1"><text:s/></text:span><text:span text:style-name="T1">\/ <text:s/>\/ <text:s/>\/ <text:s/>\/ <text:s/>\/ <text:s/>\/ <text:s/>\/ <text:s/>\/ <text:s/>\/ <text:s/>\/ <text:s/>\/ <text:s/>\/ <text:s/>\/ <text:s/>\/ <text:s/>\/ <text:s/>\/ <text:s/>\/ <text:s/>\/ <text:s/></text:span><text:span text:style-name="T1">\/ <text:s/>\/</text:span></text:p>
            <text:p text:style-name="P2"><text:span text:style-name="T1">INTRO</text:span></text:p>
            <text:p text:style-name="P2"><text:span text:style-name="T1">------------</text:span></text:p>
            <text:p text:style-name="P2"><text:span text:style-name="T1">greetings and bienvenue to my zine.</text:span></text:p>
            <text:p text:style-name="P2"><text:span text:style-name="T1"><text:s text:c="2"/></text:span><text:span text:style-name="T1">a lot of people on certain Internet forums and chat </text:span><text:span text:style-name="T1">areas ask me how I fit certain high quality videos in </text:span><text:span text:style-name="T1">such small yet high quality constraints. this is purely </text:span><text:span text:style-name="T1">using ffmpeg and ab-av1.</text:span></text:p>
            <text:p text:style-name="P2"><text:span text:style-name="T1">I'll be showing you exactly how to use these </text:span><text:span text:style-name="T1">programs to achieve better file sizes while also </text:span><text:span text:style-name="T1">maintaining visual quality as best as possible.</text:span></text:p>
            <text:p text:style-name="P2"><text:span text:style-name="T1"/></text:p>
            <text:p text:style-name="P2"><text:span text:style-name="T1"/></text:p>
            <text:p text:style-name="P2"><text:span text:style-name="T1"/></text:p>
            <text:p text:style-name="P2"><text:span text:style-name="T1"><text:s/></text:span><text:span text:style-name="T1">/\ <text:s/>/\ <text:s/>/\ <text:s/>/\ <text:s/>/\ <text:s/>/\ <text:s/>/\ <text:s/>/\ <text:s/>/\ <text:s/>/\ <text:s/>/\ <text:s/>/\ <text:s/>/\ <text:s/>/\ <text:s/>/\ <text:s/>/\ <text:s/>/\ <text:s/>/\ <text:s/></text:span><text:span text:style-name="T1">/\ <text:s/>/\</text:span></text:p>
            <text:p text:style-name="P2"><text:span text:style-name="T1">/ <text:s/>\/ <text:s/>\/ <text:s/>\/ <text:s/>\/ <text:s/>\/ <text:s/>\/ <text:s/>\/ <text:s/>\/ <text:s/>\/ <text:s/>\/ <text:s/>\/ <text:s/>\/ <text:s/>\/ <text:s/>\/ <text:s/>\/ <text:s/>\/ <text:s/>\/ <text:s/>\/ </text:span><text:span text:style-name="T1"><text:s/>\/ <text:s/>\</text:span></text:p>
          </draw:text-box>
        </draw:frame>
        <draw:frame draw:style-name="gr2" draw:text-style-name="P1" draw:layer="layout" svg:width="6.35cm" svg:height="6.851cm" svg:x="13.655cm" svg:y="7.62cm">
          <draw:text-box>
            <text:p text:style-name="P2"><text:span text:style-name="T1"><text:s text:c="2"/></text:span></text:p>
            <text:list text:style-name="L2">
              <text:list-item>
                <text:p text:style-name="P3"><text:span text:style-name="T1">before we talk about ffmpeg or ab-av1 we need </text:span><text:span text:style-name="T1">to discuss VMAF. VMAF being the visual quality </text:span><text:span text:style-name="T1">of a video in relation to our eyes. the scale </text:span><text:span text:style-name="T1">reaches from 0-100 after 93 our eyes can't fully </text:span><text:span text:style-name="T1">tell the difference between the quality of the </text:span><text:span text:style-name="T1">original or the new version.</text:span></text:p>
              </text:list-item>
            </text:list>
            <text:p text:style-name="P2"><text:span text:style-name="T1"/></text:p>
            <text:list text:style-name="L1">
              <text:list-item>
                <text:p text:style-name="P3"><text:span text:style-name="T1">I try to to keep vmaf at 94-95 for 1080p videos </text:span><text:span text:style-name="T1">and higher but normally no lower than 88 for </text:span><text:span text:style-name="T1">720p videos. you can still use 95 for 720p and </text:span><text:span text:style-name="T1">get an amazing result with a small file size and </text:span><text:span text:style-name="T1">great quality.</text:span></text:p>
              </text:list-item>
            </text:list>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2"><text:span text:style-name="T1">/ <text:s/>\/ <text:s/>\/ <text:s/>\/ <text:s/>\/ <text:s/>\/ <text:s/>\/ <text:s/>\/ <text:s/>\/ <text:s/>\/ <text:s/>\/ <text:s/>\/ <text:s/>\/ <text:s/>\/ <text:s/>\/ <text:s/>\/ <text:s/>\/ <text:s/>\/ <text:s/>\/ </text:span><text:span text:style-name="T1"><text:s/>\/ <text:s/>\</text:span></text:p>
          </draw:text-box>
        </draw:frame>
        <draw:frame draw:style-name="gr3" draw:text-style-name="P1" draw:layer="layout" svg:width="6.35cm" svg:height="12.7cm" svg:x="7.305cm" svg:y="13.97cm">
          <draw:text-box>
            <text:p text:style-name="P2"><text:span text:style-name="T1"><text:s text:c="2"/></text:span></text:p>
            <text:list text:style-name="L1">
              <text:list-item>
                <text:p text:style-name="P3"><text:span text:style-name="T1">lets use ab-av1. I have a very highly lossless </text:span><text:span text:style-name="T1">animated video.</text:span></text:p>
              </text:list-item>
              <text:list-item>
                <text:p text:style-name="P3"><text:span text:style-name="T1">name: bdan.mp4</text:span></text:p>
                <text:p text:style-name="P3"><text:span text:style-name="T1">video: h264 high 1080p 24fps 14989kb/s</text:span></text:p>
                <text:p text:style-name="P3"><text:span text:style-name="T1">audio: aac 317kb/s</text:span></text:p>
                <text:p text:style-name="P3"><text:span text:style-name="T1">size: 858mb</text:span></text:p>
                <text:p text:style-name="P3"><text:span text:style-name="T1">length: 8 min</text:span></text:p>
              </text:list-item>
              <text:list-item>
                <text:p text:style-name="P3"><text:span text:style-name="T1">see I want to send bdan.mp4 to a friend but its </text:span><text:span text:style-name="T1">just too damn big! </text:span></text:p>
                <text:p text:style-name="P3"><text:span text:style-name="T1">I want it smaller than 25mb.</text:span></text:p>
                <text:p text:style-name="P3"><text:span text:style-name="T1">this is the command we'll run just to see if we </text:span><text:span text:style-name="T1">can do it with 1080p:</text:span></text:p>
              </text:list-item>
              <text:list-item>
                <text:p text:style-name="P3"><text:span text:style-name="T2">ab-av1 crf-search --encoder libx264 \</text:span></text:p>
                <text:p text:style-name="P3"><text:span text:style-name="T2">--min-vmaf 95 --pix-format yuv420p -i </text:span><text:span text:style-name="T2">bdan.mp4</text:span></text:p>
              </text:list-item>
              <text:list-item>
                <text:p text:style-name="P3"><text:span text:style-name="T1">after running this it says I can get a file size of </text:span><text:span text:style-name="T1">236.94mb using --crf 19.7! but that's not what </text:span><text:span text:style-name="T1">I'm after. I want 25mb or less.</text:span></text:p>
              </text:list-item>
            </text:list>
            <text:p text:style-name="P2"><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4"><text:span text:style-name="T1">/ <text:s/>\/ <text:s/>\/ <text:s/>\/ <text:s/>\/ <text:s/>\/ <text:s/>\/ <text:s/>\/ <text:s/>\/ <text:s/>\/ <text:s/>\/ <text:s/>\/ <text:s/>\/ <text:s/>\/ <text:s/>\/ <text:s/>\/ <text:s/>\/ <text:s/>\/ <text:s/>\/ </text:span><text:span text:style-name="T1"><text:s/>\/ <text:s/>\</text:span></text:p>
            <text:p text:style-name="P4"><text:span text:style-name="T1"/></text:p>
            <text:list text:continue-numbering="true" text:style-name="L1">
              <text:list-item>
                <text:p text:style-name="P5"><text:span text:style-name="T1">lets add </text:span><text:span text:style-name="T2">--vmaf-scale="1280x720" --vfilter </text:span><text:span text:style-name="T2">"scale=-1:720"</text:span><text:span text:style-name="T1"> to the previous ab-av1 </text:span><text:span text:style-name="T1">command. 111.62mb with 95 VMAF. Very good. </text:span><text:span text:style-name="T1">lets change the </text:span><text:span text:style-name="T2">--min-vmaf</text:span><text:span text:style-name="T1"> to 88.</text:span></text:p>
              </text:list-item>
              <text:list-item>
                <text:p text:style-name="P5"><text:span text:style-name="T1">we got crf 28.4 VMAF 88 31.37mb. SO CLOSE. </text:span><text:span text:style-name="T1">remember what I said about not normally going </text:span><text:span text:style-name="T1">below 88? this is one of those cases. </text:span></text:p>
              </text:list-item>
              <text:list-item>
                <text:p text:style-name="P5"><text:span text:style-name="T2">--min-vmaf 84</text:span><text:span text:style-name="T1">.</text:span></text:p>
              </text:list-item>
              <text:list-item>
                <text:p text:style-name="P5"><text:span text:style-name="T1">now we have crf 31.2 VMAF 84 and 23.46mb. </text:span><text:span text:style-name="T1">almost perfect. except thats just the video </text:span><text:span text:style-name="T1">stream. the audio stream is 18mb alone. but we </text:span><text:span text:style-name="T1">can reduce that to about 4mb using ffmpeg. </text:span><text:span text:style-name="T1">(we'll do that in a bit) but lets make room for </text:span><text:span text:style-name="T1">that audio.</text:span></text:p>
              </text:list-item>
              <text:list-item>
                <text:p text:style-name="P5"><text:span text:style-name="T2">--vmaf-min 81</text:span></text:p>
              </text:list-item>
              <text:list-item>
                <text:p text:style-name="P5"><text:span text:style-name="T1">finally 32.8 VMAF 81 at 20.00mb we are ready </text:span><text:span text:style-name="T1">for ffmpeg.</text:span></text:p>
              </text:list-item>
            </text:list>
            <text:p text:style-name="P2"><text:span text:style-name="T1"/></text:p>
            <text:p text:style-name="P2"><text:span text:style-name="T1">/\ <text:s/>/\ <text:s/>/\ <text:s/>/\ <text:s/>/\ <text:s/>/\ <text:s/>/\ <text:s/>/\ <text:s/>/\ <text:s/>/\ <text:s/>/\ <text:s/>/\ <text:s/>/\ <text:s/>/\ <text:s/>/\ <text:s/>/\ <text:s/>/\ <text:s/>/\ <text:s/>/</text:span><text:span text:style-name="T1">\ <text:s/>/\</text:span></text:p>
            <text:p text:style-name="P2"><text:span text:style-name="T1">/ <text:s/>\/ <text:s/>\/ <text:s/>\/ <text:s/>\/ <text:s/>\/ <text:s/>\/ <text:s/>\/ <text:s/>\/ <text:s/>\/ <text:s/>\/ <text:s/>\/ <text:s/>\/ <text:s/>\/ <text:s/>\/ <text:s/>\/ <text:s/>\/ <text:s/>\/ <text:s/>\/ </text:span><text:span text:style-name="T1"><text:s/>\/ <text:s/>\</text:span></text:p>
          </draw:text-box>
        </draw:frame>
        <draw:frame draw:style-name="gr3" draw:text-style-name="P1" draw:layer="layout" svg:width="6.35cm" svg:height="12.7cm" svg:x="13.655cm" svg:y="13.97cm">
          <draw:text-box>
            <text:p text:style-name="P2"><text:span text:style-name="T1"><text:s text:c="2"/></text:span></text:p>
            <text:list text:style-name="L1">
              <text:list-item>
                <text:p text:style-name="P3"><text:span text:style-name="T1">lets use ab-av1. I have a very highly lossless </text:span><text:span text:style-name="T1">animated video.</text:span></text:p>
              </text:list-item>
              <text:list-item>
                <text:p text:style-name="P3"><text:span text:style-name="T1">name: bdan.mp4</text:span></text:p>
                <text:p text:style-name="P3"><text:span text:style-name="T1">video: h264 high 1080p 24fps 14989kb/s</text:span></text:p>
                <text:p text:style-name="P3"><text:span text:style-name="T1">audio: aac 317kb/s</text:span></text:p>
                <text:p text:style-name="P3"><text:span text:style-name="T1">size: 858mb</text:span></text:p>
                <text:p text:style-name="P3"><text:span text:style-name="T1">length: 8 min</text:span></text:p>
              </text:list-item>
              <text:list-item>
                <text:p text:style-name="P3"><text:span text:style-name="T1">see I want to send bdan.mp4 to a friend but its </text:span><text:span text:style-name="T1">just too damn big! </text:span></text:p>
                <text:p text:style-name="P3"><text:span text:style-name="T1">I want it smaller than 25mb.</text:span></text:p>
                <text:p text:style-name="P3"><text:span text:style-name="T1">this is the command we'll run just to see if we </text:span><text:span text:style-name="T1">can do it with 1080p:</text:span></text:p>
              </text:list-item>
              <text:list-item>
                <text:p text:style-name="P3"><text:span text:style-name="T2">ab-av1 crf-search --encoder libx264 \</text:span></text:p>
                <text:p text:style-name="P3"><text:span text:style-name="T2">--min-vmaf 95 --pix-format yuv420p -i </text:span><text:span text:style-name="T2">bdan.mp4</text:span></text:p>
              </text:list-item>
              <text:list-item>
                <text:p text:style-name="P3"><text:span text:style-name="T1">after running this it says I can get a file size of </text:span><text:span text:style-name="T1">236.94mb using --crf 19.7! but that's not what </text:span><text:span text:style-name="T1">I'm after. I want 25mb or less.</text:span></text:p>
              </text:list-item>
            </text:list>
            <text:p text:style-name="P2"><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4"><text:span text:style-name="T1">/ <text:s/>\/ <text:s/>\/ <text:s/>\/ <text:s/>\/ <text:s/>\/ <text:s/>\/ <text:s/>\/ <text:s/>\/ <text:s/>\/ <text:s/>\/ <text:s/>\/ <text:s/>\/ <text:s/>\/ <text:s/>\/ <text:s/>\/ <text:s/>\/ <text:s/>\/ <text:s/>\/ </text:span><text:span text:style-name="T1"><text:s/>\/ <text:s/>\</text:span></text:p>
            <text:p text:style-name="P4"><text:span text:style-name="T1"/></text:p>
            <text:list text:continue-numbering="true" text:style-name="L1">
              <text:list-item>
                <text:p text:style-name="P5"><text:span text:style-name="T1">lets add </text:span><text:span text:style-name="T2">--vmaf-scale="1280x720" --vfilter </text:span><text:span text:style-name="T2">"scale=-1:720"</text:span><text:span text:style-name="T1"> to the previous ab-av1 </text:span><text:span text:style-name="T1">command. 111.62mb with 95 VMAF. Very good. </text:span><text:span text:style-name="T1">lets change the </text:span><text:span text:style-name="T2">--min-vmaf</text:span><text:span text:style-name="T1"> to 88.</text:span></text:p>
              </text:list-item>
              <text:list-item>
                <text:p text:style-name="P5"><text:span text:style-name="T1">we got crf 28.4 VMAF 88 31.37mb. SO CLOSE. </text:span><text:span text:style-name="T1">remember what I said about not normally going </text:span><text:span text:style-name="T1">below 88? this is one of those cases. </text:span></text:p>
              </text:list-item>
              <text:list-item>
                <text:p text:style-name="P5"><text:span text:style-name="T2">--min-vmaf 84</text:span><text:span text:style-name="T1">.</text:span></text:p>
              </text:list-item>
              <text:list-item>
                <text:p text:style-name="P5"><text:span text:style-name="T1">now we have crf 31.2 VMAF 84 and 23.46mb. </text:span><text:span text:style-name="T1">almost perfect. except thats just the video </text:span><text:span text:style-name="T1">stream. the audio stream is 18mb alone. but we </text:span><text:span text:style-name="T1">can reduce that to about 4mb using ffmpeg. </text:span><text:span text:style-name="T1">(we'll do that in a bit) but lets make room for </text:span><text:span text:style-name="T1">that audio.</text:span></text:p>
              </text:list-item>
              <text:list-item>
                <text:p text:style-name="P5"><text:span text:style-name="T2">--vmaf-min 81</text:span></text:p>
              </text:list-item>
              <text:list-item>
                <text:p text:style-name="P5"><text:span text:style-name="T1">finally 32.8 VMAF 81 at 20.00mb we are ready </text:span><text:span text:style-name="T1">for ffmpeg.</text:span></text:p>
              </text:list-item>
            </text:list>
            <text:p text:style-name="P2"><text:span text:style-name="T1"/></text:p>
            <text:p text:style-name="P2"><text:span text:style-name="T1">/\ <text:s/>/\ <text:s/>/\ <text:s/>/\ <text:s/>/\ <text:s/>/\ <text:s/>/\ <text:s/>/\ <text:s/>/\ <text:s/>/\ <text:s/>/\ <text:s/>/\ <text:s/>/\ <text:s/>/\ <text:s/>/\ <text:s/>/\ <text:s/>/\ <text:s/>/\ <text:s/>/</text:span><text:span text:style-name="T1">\ <text:s/>/\</text:span></text:p>
            <text:p text:style-name="P2"><text:span text:style-name="T1">/ <text:s/>\/ <text:s/>\/ <text:s/>\/ <text:s/>\/ <text:s/>\/ <text:s/>\/ <text:s/>\/ <text:s/>\/ <text:s/>\/ <text:s/>\/ <text:s/>\/ <text:s/>\/ <text:s/>\/ <text:s/>\/ <text:s/>\/ <text:s/>\/ <text:s/>\/ <text:s/>\/ </text:span><text:span text:style-name="T1"><text:s/>\/ <text:s/>\</text:span></text:p>
          </draw:text-box>
        </draw:frame>
      </draw:page>
      <draw:page draw:name="page2" draw:style-name="dp1" draw:master-page-name="Default">
        <draw:line draw:style-name="gr1" draw:text-style-name="P1" draw:layer="layout" svg:x1="1.59cm" svg:y1="1.271cm" svg:x2="20.64cm" svg:y2="1.271cm">
          <text:p/>
        </draw:line>
        <draw:line draw:style-name="gr1" draw:text-style-name="P1" draw:layer="layout" svg:x1="1.59cm" svg:y1="1.271cm" svg:x2="1.59cm" svg:y2="26.671cm">
          <text:p/>
        </draw:line>
        <draw:line draw:style-name="gr1" draw:text-style-name="P1" draw:layer="layout" svg:x1="1.59cm" svg:y1="26.67cm" svg:x2="20.64cm" svg:y2="26.67cm">
          <text:p/>
        </draw:line>
        <draw:line draw:style-name="gr1" draw:text-style-name="P1" draw:layer="layout" svg:x1="20.64cm" svg:y1="1.27cm" svg:x2="20.64cm" svg:y2="26.67cm">
          <text:p/>
        </draw:line>
        <draw:line draw:style-name="gr1" draw:text-style-name="P1" draw:layer="layout" svg:x1="1.59cm" svg:y1="7.62cm" svg:x2="20.64cm" svg:y2="7.62cm">
          <text:p/>
        </draw:line>
        <draw:line draw:style-name="gr1" draw:text-style-name="P1" draw:layer="layout" svg:x1="1.59cm" svg:y1="13.97cm" svg:x2="20.64cm" svg:y2="13.97cm">
          <text:p/>
        </draw:line>
        <draw:line draw:style-name="gr1" draw:text-style-name="P1" draw:layer="layout" svg:x1="1.59cm" svg:y1="20.32cm" svg:x2="20.64cm" svg:y2="20.32cm">
          <text:p/>
        </draw:line>
        <draw:line draw:style-name="gr1" draw:text-style-name="P1" draw:layer="layout" svg:x1="7.94cm" svg:y1="1.27cm" svg:x2="7.94cm" svg:y2="26.67cm">
          <text:p/>
        </draw:line>
        <draw:line draw:style-name="gr1" draw:text-style-name="P1" draw:layer="layout" svg:x1="14.29cm" svg:y1="1.27cm" svg:x2="14.29cm" svg:y2="26.67cm">
          <text:p/>
        </draw:line>
        <draw:frame draw:style-name="gr4" draw:text-style-name="P1" draw:layer="layout" svg:width="6.35cm" svg:height="13.176cm" svg:x="1.59cm" svg:y="1.27cm">
          <draw:text-box>
            <text:p text:style-name="P2"><text:span text:style-name="T1"><text:s text:c="2"/></text:span></text:p>
            <text:list text:style-name="L1">
              <text:list-item>
                <text:p text:style-name="P3"><text:span text:style-name="T1">ffmpeg is a beautiful thing. its robust, its got </text:span><text:span text:style-name="T1">codecs, and its fast.</text:span></text:p>
              </text:list-item>
              <text:list-item>
                <text:p text:style-name="P3"><text:span text:style-name="T1">lets use ffmpeg to make that audio about 4mb </text:span><text:span text:style-name="T1">in size.</text:span></text:p>
              </text:list-item>
              <text:list-item>
                <text:p text:style-name="P3"><text:span text:style-name="T2">ffmpeg -y -i bdan.mp4 -c:a aac -b:a 64k -vn </text:span><text:span text:style-name="T2">output.m4a</text:span></text:p>
              </text:list-item>
              <text:list-item>
                <text:p text:style-name="P3"><text:span text:style-name="T1">3.9mb close enough! audio is kind of trial and </text:span><text:span text:style-name="T1">error but it should be quick.</text:span></text:p>
              </text:list-item>
              <text:list-item>
                <text:p text:style-name="P3"><text:span text:style-name="T1">Now we can convert just the video. not the </text:span><text:span text:style-name="T1">audio we can stich them back together once we </text:span><text:span text:style-name="T1">finish the video.</text:span></text:p>
              </text:list-item>
              <text:list-item>
                <text:p text:style-name="P3"><text:span text:style-name="T2">ffmpeg -y -i bdan.mp4 -c:v libx264 -profile:v </text:span><text:span text:style-name="T2">high -level:v 4.2 -crf 32.8 -pix_fmt yuv420p -</text:span><text:span text:style-name="T2">keyint_min 72 -g 72 -s 1280x720 -movflags </text:span><text:span text:style-name="T2">+faststart -preset veryslow -an output.mp4</text:span></text:p>
              </text:list-item>
              <text:list-item>
                <text:p text:style-name="P3"><text:span text:style-name="T1">so there's not TOO much to explain here.</text:span></text:p>
              </text:list-item>
              <text:list-item>
                <text:p text:style-name="P3"><text:span text:style-name="T1">-s scales, -movflags +faststart allows for </text:span><text:span text:style-name="T1">streaming the mp4 file, -preset veryslow for </text:span><text:span text:style-name="T1">quality and compression, -an for no audio. </text:span></text:p>
              </text:list-item>
            </text:list>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4"><text:span text:style-name="T1">/ <text:s/>\/ <text:s/>\/ <text:s/>\/ <text:s/>\/ <text:s/>\/ <text:s/>\/ <text:s/>\/ <text:s/>\/ <text:s/>\/ <text:s/>\/ <text:s/>\/ <text:s/>\/ <text:s/>\/ <text:s/>\/ <text:s/>\/ <text:s/>\/ <text:s/>\/ <text:s/>\/ </text:span><text:span text:style-name="T1"><text:s/>\/ <text:s/>\</text:span></text:p>
            <text:p text:style-name="P2"><text:span text:style-name="T1"/></text:p>
            <text:list text:continue-numbering="true" text:style-name="L1">
              <text:list-item>
                <text:p text:style-name="P3"><text:span text:style-name="T1">finally -keyint_min and -g, which should be </text:span><text:span text:style-name="T1">calculated thusly. how many seconds before an </text:span><text:span text:style-name="T1">I-Frame. 1? 2? 3? 10?</text:span></text:p>
                <text:p text:style-name="P3"><text:span text:style-name="T1"/></text:p>
              </text:list-item>
              <text:list-item>
                <text:p text:style-name="P3"><text:span text:style-name="T1">this is easy. this is an 8 minute video at 24fps </text:span><text:span text:style-name="T1">for 2 seconds per I-Frame</text:span></text:p>
                <text:p text:style-name="P3"><text:span text:style-name="T1"/></text:p>
              </text:list-item>
              <text:list-item>
                <text:p text:style-name="P3"><text:span text:style-name="T1">2 * 24 = 48. so</text:span><text:span text:style-name="T2"> -keyint_min 48 -g 48</text:span><text:span text:style-name="T1"> would be </text:span><text:span text:style-name="T1">the command.</text:span></text:p>
                <text:p text:style-name="P3"><text:span text:style-name="T1"/></text:p>
              </text:list-item>
              <text:list-item>
                <text:p text:style-name="P3"><text:span text:style-name="T1">i chose 3. 3 * 24 = 72 </text:span><text:span text:style-name="T2">-keyint_min 72 -g 72</text:span><text:span text:style-name="T1">. </text:span><text:span text:style-name="T1">easy. the larger the seconds the smaller the </text:span><text:span text:style-name="T1">video but the worse it could look.</text:span></text:p>
                <text:p text:style-name="P3"><text:span text:style-name="T1"/></text:p>
              </text:list-item>
              <text:list-item>
                <text:p text:style-name="P3"><text:span text:style-name="T1">the video file output.mp4 is 19.6mb and the </text:span><text:span text:style-name="T1">audio file output.m4a is 3.9mb</text:span></text:p>
              </text:list-item>
            </text:list>
            <text:p text:style-name="P3"><text:span text:style-name="T1"/></text:p>
            <text:p text:style-name="P2"><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2"><text:span text:style-name="T1">/ <text:s/>\/ <text:s/>\/ <text:s/>\/ <text:s/>\/ <text:s/>\/ <text:s/>\/ <text:s/>\/ <text:s/>\/ <text:s/>\/ <text:s/>\/ <text:s/>\/ <text:s/>\/ <text:s/>\/ <text:s/>\/ <text:s/>\/ <text:s/>\/ <text:s/>\/ <text:s/>\/ </text:span><text:span text:style-name="T1"><text:s/>\/ <text:s/>\</text:span></text:p>
          </draw:text-box>
        </draw:frame>
        <draw:frame draw:style-name="gr5" draw:text-style-name="P1" draw:layer="layout" svg:width="6.35cm" svg:height="12.626cm" svg:x="1.59cm" svg:y="13.97cm">
          <draw:text-box>
            <text:p text:style-name="P2"><text:span text:style-name="T1"><text:s text:c="2"/></text:span></text:p>
            <text:list text:style-name="L1">
              <text:list-item>
                <text:p text:style-name="P3"><text:span text:style-name="T1">Lets combine the video and audio.</text:span></text:p>
              </text:list-item>
              <text:list-item>
                <text:p text:style-name="P3"><text:span text:style-name="T2">ffmpeg -i output.mp4 -i output.m4a -c copy</text:span></text:p>
                <text:p text:style-name="P3"><text:span text:style-name="T2">-movflags +faststart output-va.mp4</text:span></text:p>
                <text:p text:style-name="P3"><text:span text:style-name="T1"/></text:p>
              </text:list-item>
              <text:list-item>
                <text:p text:style-name="P3"><text:span text:style-name="T1">name: output-va.mp4</text:span></text:p>
                <text:p text:style-name="P3"><text:span text:style-name="T1">video: h264 high 720p 24fps 340kb/s</text:span></text:p>
                <text:p text:style-name="P3"><text:span text:style-name="T1">audio: aac 66kb/s</text:span></text:p>
                <text:p text:style-name="P3"><text:span text:style-name="T1">size: 23.6mb</text:span></text:p>
                <text:p text:style-name="P3"><text:span text:style-name="T1">length: 8 min</text:span></text:p>
                <text:p text:style-name="P3"><text:span text:style-name="T1"/></text:p>
              </text:list-item>
              <text:list-item>
                <text:p text:style-name="P3"><text:span text:style-name="T1">so as you can see even when the video in </text:span><text:span text:style-name="T1">question is almost </text:span><text:span text:style-name="T2">1gb</text:span><text:span text:style-name="T1"> we can still</text:span></text:p>
                <text:p text:style-name="P3"><text:span text:style-name="T1"/></text:p>
              </text:list-item>
              <text:list-item>
                <text:p text:style-name="P3"><text:span text:style-name="T1">create a more than watchable experience and </text:span><text:span text:style-name="T1">shareable with friends, enemies, and other </text:span><text:span text:style-name="T1">weirdos on the Internet.</text:span></text:p>
              </text:list-item>
            </text:list>
            <text:p text:style-name="P3"><text:span text:style-name="T1"/></text:p>
            <text:p text:style-name="P3"><text:span text:style-name="T1"/></text:p>
            <text:p text:style-name="P3"><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4"><text:span text:style-name="T1">/ <text:s/>\/ <text:s/>\/ <text:s/>\/ <text:s/>\/ <text:s/>\/ <text:s/>\/ <text:s/>\/ <text:s/>\/ <text:s/>\/ <text:s/>\/ <text:s/>\/ <text:s/>\/ <text:s/>\/ <text:s/>\/ <text:s/>\/ <text:s/>\/ <text:s/>\/ <text:s/>\/ </text:span><text:span text:style-name="T1"><text:s/>\/ <text:s/>\</text:span></text:p>
            <text:p text:style-name="P2"><text:span text:style-name="T1"/></text:p>
            <text:p text:style-name="P2"><text:span text:style-name="T1">Okay! So that’s everything! Your results will vary </text:span><text:span text:style-name="T1">based on the length of the video, the original size, </text:span><text:span text:style-name="T1">fps, and the encoder used.</text:span></text:p>
            <text:p text:style-name="P2"><text:span text:style-name="T1">libx264 is what I recommend for most compatibility </text:span><text:span text:style-name="T1">and least amount of time. however if you don’t care </text:span><text:span text:style-name="T1">about that and just want compression AND quality </text:span><text:span text:style-name="T1">use vp9 or av1. these are much better at </text:span><text:span text:style-name="T1">compression <text:s/>and quality but are insanely slow and </text:span><text:span text:style-name="T1">not widely supported by every </text:span><text:span text:style-name="T1">browser/computer/application.</text:span></text:p>
            <text:p text:style-name="P2"><text:span text:style-name="T1">But if you liked this, spread this zine around!</text:span></text:p>
            <text:p text:style-name="P2"><text:span text:style-name="T1"/></text:p>
            <text:p text:style-name="P2"><text:span text:style-name="T1">~Nobodyatall</text:span></text:p>
            <text:p text:style-name="P2"><text:span text:style-name="T1"/></text:p>
            <text:p text:style-name="P2"><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2"><text:span text:style-name="T1">//\\//\\//\\//\\//\\//\\//\\//\\//\\//\\//\\//\\//\\//\\//\\//\\//\\//\\/</text:span><text:span text:style-name="T1">/\\//\\</text:span></text:p>
            <text:p text:style-name="P2"><text:span text:style-name="T1">//\\//\\//\\//\\//\\//\\//\\//\\//\\//\\//\\//\\//\\//\\//\\//\\//\\//\\/</text:span><text:span text:style-name="T1">/\\//\\</text:span></text:p>
            <text:p text:style-name="P2"><text:span text:style-name="T1">/ <text:s/>\/ <text:s/>\/ <text:s/>\/ <text:s/>\/ <text:s/>\/ <text:s/>\/ <text:s/>\/ <text:s/>\/ <text:s/>\/ <text:s/>\/ <text:s/>\/ <text:s/>\/ <text:s/>\/ <text:s/>\/ <text:s/>\/ <text:s/>\/ <text:s/>\/ <text:s/>\/ </text:span><text:span text:style-name="T1"><text:s/>\/ <text:s/>\</text:span></text:p>
          </draw:text-box>
        </draw:frame>
        <draw:frame draw:style-name="gr4" draw:text-style-name="P1" draw:layer="layout" svg:width="6.35cm" svg:height="13.176cm" svg:x="7.94cm" svg:y="1.27cm">
          <draw:text-box>
            <text:p text:style-name="P2"><text:span text:style-name="T1"><text:s text:c="2"/></text:span></text:p>
            <text:list text:style-name="L1">
              <text:list-item>
                <text:p text:style-name="P3"><text:span text:style-name="T1">ffmpeg is a beautiful thing. its robust, its got </text:span><text:span text:style-name="T1">codecs, and its fast.</text:span></text:p>
              </text:list-item>
              <text:list-item>
                <text:p text:style-name="P3"><text:span text:style-name="T1">lets use ffmpeg to make that audio about 4mb </text:span><text:span text:style-name="T1">in size.</text:span></text:p>
              </text:list-item>
              <text:list-item>
                <text:p text:style-name="P3"><text:span text:style-name="T2">ffmpeg -y -i bdan.mp4 -c:a aac -b:a 64k -vn </text:span><text:span text:style-name="T2">output.m4a</text:span></text:p>
              </text:list-item>
              <text:list-item>
                <text:p text:style-name="P3"><text:span text:style-name="T1">3.9mb close enough! audio is kind of trial and </text:span><text:span text:style-name="T1">error but it should be quick.</text:span></text:p>
              </text:list-item>
              <text:list-item>
                <text:p text:style-name="P3"><text:span text:style-name="T1">Now we can convert just the video. not the </text:span><text:span text:style-name="T1">audio we can stich them back together once we </text:span><text:span text:style-name="T1">finish the video.</text:span></text:p>
              </text:list-item>
              <text:list-item>
                <text:p text:style-name="P3"><text:span text:style-name="T2">ffmpeg -y -i bdan.mp4 -c:v libx264 -profile:v </text:span><text:span text:style-name="T2">high -level:v 4.2 -crf 32.8 -pix_fmt yuv420p -</text:span><text:span text:style-name="T2">keyint_min 72 -g 72 -s 1280x720 -movflags </text:span><text:span text:style-name="T2">+faststart -preset veryslow -an output.mp4</text:span></text:p>
              </text:list-item>
              <text:list-item>
                <text:p text:style-name="P3"><text:span text:style-name="T1">so there's not TOO much to explain here.</text:span></text:p>
              </text:list-item>
              <text:list-item>
                <text:p text:style-name="P3"><text:span text:style-name="T1">-s scales, -movflags +faststart allows for </text:span><text:span text:style-name="T1">streaming the mp4 file, -preset veryslow for </text:span><text:span text:style-name="T1">quality and compression, -an for no audio. </text:span></text:p>
              </text:list-item>
            </text:list>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4"><text:span text:style-name="T1">/ <text:s/>\/ <text:s/>\/ <text:s/>\/ <text:s/>\/ <text:s/>\/ <text:s/>\/ <text:s/>\/ <text:s/>\/ <text:s/>\/ <text:s/>\/ <text:s/>\/ <text:s/>\/ <text:s/>\/ <text:s/>\/ <text:s/>\/ <text:s/>\/ <text:s/>\/ <text:s/>\/ </text:span><text:span text:style-name="T1"><text:s/>\/ <text:s/>\</text:span></text:p>
            <text:p text:style-name="P2"><text:span text:style-name="T1"/></text:p>
            <text:list text:continue-numbering="true" text:style-name="L1">
              <text:list-item>
                <text:p text:style-name="P3"><text:span text:style-name="T1">finally -keyint_min and -g, which should be </text:span><text:span text:style-name="T1">calculated thusly. how many seconds before an </text:span><text:span text:style-name="T1">I-Frame. 1? 2? 3? 10?</text:span></text:p>
                <text:p text:style-name="P3"><text:span text:style-name="T1"/></text:p>
              </text:list-item>
              <text:list-item>
                <text:p text:style-name="P3"><text:span text:style-name="T1">this is easy. this is an 8 minute video at 24fps </text:span><text:span text:style-name="T1">for 2 seconds per I-Frame</text:span></text:p>
                <text:p text:style-name="P3"><text:span text:style-name="T1"/></text:p>
              </text:list-item>
              <text:list-item>
                <text:p text:style-name="P3"><text:span text:style-name="T1">2 * 24 = 48. so</text:span><text:span text:style-name="T2"> -keyint_min 48 -g 48</text:span><text:span text:style-name="T1"> would be </text:span><text:span text:style-name="T1">the command.</text:span></text:p>
                <text:p text:style-name="P3"><text:span text:style-name="T1"/></text:p>
              </text:list-item>
              <text:list-item>
                <text:p text:style-name="P3"><text:span text:style-name="T1">i chose 3. 3 * 24 = 72 </text:span><text:span text:style-name="T2">-keyint_min 72 -g 72</text:span><text:span text:style-name="T1">. </text:span><text:span text:style-name="T1">easy. the larger the seconds the smaller the </text:span><text:span text:style-name="T1">video but the worse it could look.</text:span></text:p>
                <text:p text:style-name="P3"><text:span text:style-name="T1"/></text:p>
              </text:list-item>
              <text:list-item>
                <text:p text:style-name="P3"><text:span text:style-name="T1">the video file output.mp4 is 19.6mb and the </text:span><text:span text:style-name="T1">audio file output.m4a is 3.9mb</text:span></text:p>
              </text:list-item>
            </text:list>
            <text:p text:style-name="P3"><text:span text:style-name="T1"/></text:p>
            <text:p text:style-name="P2"><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2"><text:span text:style-name="T1">/ <text:s/>\/ <text:s/>\/ <text:s/>\/ <text:s/>\/ <text:s/>\/ <text:s/>\/ <text:s/>\/ <text:s/>\/ <text:s/>\/ <text:s/>\/ <text:s/>\/ <text:s/>\/ <text:s/>\/ <text:s/>\/ <text:s/>\/ <text:s/>\/ <text:s/>\/ <text:s/>\/ </text:span><text:span text:style-name="T1"><text:s/>\/ <text:s/>\</text:span></text:p>
          </draw:text-box>
        </draw:frame>
        <draw:frame draw:style-name="gr5" draw:text-style-name="P1" draw:layer="layout" svg:width="6.35cm" svg:height="12.626cm" svg:x="7.94cm" svg:y="13.97cm">
          <draw:text-box>
            <text:p text:style-name="P2"><text:span text:style-name="T1"><text:s text:c="2"/></text:span></text:p>
            <text:list text:style-name="L1">
              <text:list-item>
                <text:p text:style-name="P3"><text:span text:style-name="T1">Lets combine the video and audio.</text:span></text:p>
              </text:list-item>
              <text:list-item>
                <text:p text:style-name="P3"><text:span text:style-name="T2">ffmpeg -i output.mp4 -i output.m4a -c copy</text:span></text:p>
                <text:p text:style-name="P3"><text:span text:style-name="T2">-movflags +faststart output-va.mp4</text:span></text:p>
                <text:p text:style-name="P3"><text:span text:style-name="T1"/></text:p>
              </text:list-item>
              <text:list-item>
                <text:p text:style-name="P3"><text:span text:style-name="T1">name: output-va.mp4</text:span></text:p>
                <text:p text:style-name="P3"><text:span text:style-name="T1">video: h264 high 720p 24fps 340kb/s</text:span></text:p>
                <text:p text:style-name="P3"><text:span text:style-name="T1">audio: aac 66kb/s</text:span></text:p>
                <text:p text:style-name="P3"><text:span text:style-name="T1">size: 23.6mb</text:span></text:p>
                <text:p text:style-name="P3"><text:span text:style-name="T1">length: 8 min</text:span></text:p>
                <text:p text:style-name="P3"><text:span text:style-name="T1"/></text:p>
              </text:list-item>
              <text:list-item>
                <text:p text:style-name="P3"><text:span text:style-name="T1">so as you can see even when the video in question is almost </text:span><text:span text:style-name="T2">1gb</text:span><text:span text:style-name="T1"> we can still</text:span></text:p>
                <text:p text:style-name="P3"><text:span text:style-name="T1"/></text:p>
              </text:list-item>
              <text:list-item>
                <text:p text:style-name="P3"><text:span text:style-name="T1">create a more than watchable experience and shareable with friends, enemies, and other weirdos on the Internet.</text:span></text:p>
              </text:list-item>
            </text:list>
            <text:p text:style-name="P3"><text:span text:style-name="T1"/></text:p>
            <text:p text:style-name="P3"><text:span text:style-name="T1"/></text:p>
            <text:p text:style-name="P3"><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 <text:s/>/\</text:span></text:p>
            <text:p text:style-name="P4"><text:span text:style-name="T1">/ <text:s/>\/ <text:s/>\/ <text:s/>\/ <text:s/>\/ <text:s/>\/ <text:s/>\/ <text:s/>\/ <text:s/>\/ <text:s/>\/ <text:s/>\/ <text:s/>\/ <text:s/>\/ <text:s/>\/ <text:s/>\/ <text:s/>\/ <text:s/>\/ <text:s/>\/ <text:s/>\/ <text:s/>\/ <text:s/>\</text:span></text:p>
            <text:p text:style-name="P2"><text:span text:style-name="T1"/></text:p>
            <text:p text:style-name="P2"><text:span text:style-name="T1">Okay! So that’s everything! Your results will vary based on the length of the video, the original size, fps, and the encoder used.</text:span></text:p>
            <text:p text:style-name="P2"><text:span text:style-name="T1">libx264 is what I recommend for most compatibility and least amount of time. however if you don’t care about that and just want compression AND quality use vp9 or av1. these are much better at compression <text:s/>and quality but are insanely slow and not widely supported by every browser/computer/application.</text:span></text:p>
            <text:p text:style-name="P2"><text:span text:style-name="T1">But if you liked this, spread this zine around!</text:span></text:p>
            <text:p text:style-name="P2"><text:span text:style-name="T1"/></text:p>
            <text:p text:style-name="P2"><text:span text:style-name="T1">~Nobodyatall</text:span></text:p>
            <text:p text:style-name="P2"><text:span text:style-name="T1"/></text:p>
            <text:p text:style-name="P2"><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 <text:s/>/\</text:span></text:p>
            <text:p text:style-name="P2"><text:span text:style-name="T1">//\\//\\//\\//\\//\\//\\//\\//\\//\\//\\//\\//\\//\\//\\//\\//\\//\\//\\//\\//\\</text:span></text:p>
            <text:p text:style-name="P2"><text:span text:style-name="T1">//\\//\\//\\//\\//\\//\\//\\//\\//\\//\\//\\//\\//\\//\\//\\//\\//\\//\\//\\//\\</text:span></text:p>
            <text:p text:style-name="P2"><text:span text:style-name="T1">/ <text:s/>\/ <text:s/>\/ <text:s/>\/ <text:s/>\/ <text:s/>\/ <text:s/>\/ <text:s/>\/ <text:s/>\/ <text:s/>\/ <text:s/>\/ <text:s/>\/ <text:s/>\/ <text:s/>\/ <text:s/>\/ <text:s/>\/ <text:s/>\/ <text:s/>\/ <text:s/>\/ <text:s/>\/ <text:s/>\</text:span></text:p>
          </draw:text-box>
        </draw:frame>
        <draw:frame draw:style-name="gr4" draw:text-style-name="P1" draw:layer="layout" svg:width="6.35cm" svg:height="13.176cm" svg:x="14.285cm" svg:y="1.27cm">
          <draw:text-box>
            <text:p text:style-name="P2"><text:span text:style-name="T1"><text:s text:c="2"/></text:span></text:p>
            <text:list text:style-name="L1">
              <text:list-item>
                <text:p text:style-name="P3"><text:span text:style-name="T1">ffmpeg is a beautiful thing. its robust, its got </text:span><text:span text:style-name="T1">codecs, and its fast.</text:span></text:p>
              </text:list-item>
              <text:list-item>
                <text:p text:style-name="P3"><text:span text:style-name="T1">lets use ffmpeg to make that audio about 4mb </text:span><text:span text:style-name="T1">in size.</text:span></text:p>
              </text:list-item>
              <text:list-item>
                <text:p text:style-name="P3"><text:span text:style-name="T2">ffmpeg -y -i bdan.mp4 -c:a aac -b:a 64k -vn </text:span><text:span text:style-name="T2">output.m4a</text:span></text:p>
              </text:list-item>
              <text:list-item>
                <text:p text:style-name="P3"><text:span text:style-name="T1">3.9mb close enough! audio is kind of trial and </text:span><text:span text:style-name="T1">error but it should be quick.</text:span></text:p>
              </text:list-item>
              <text:list-item>
                <text:p text:style-name="P3"><text:span text:style-name="T1">Now we can convert just the video. not the </text:span><text:span text:style-name="T1">audio we can stich them back together once we </text:span><text:span text:style-name="T1">finish the video.</text:span></text:p>
              </text:list-item>
              <text:list-item>
                <text:p text:style-name="P3"><text:span text:style-name="T2">ffmpeg -y -i bdan.mp4 -c:v libx264 -profile:v </text:span><text:span text:style-name="T2">high -level:v 4.2 -crf 32.8 -pix_fmt yuv420p -</text:span><text:span text:style-name="T2">keyint_min 72 -g 72 -s 1280x720 -movflags </text:span><text:span text:style-name="T2">+faststart -preset veryslow -an output.mp4</text:span></text:p>
              </text:list-item>
              <text:list-item>
                <text:p text:style-name="P3"><text:span text:style-name="T1">so there's not TOO much to explain here.</text:span></text:p>
              </text:list-item>
              <text:list-item>
                <text:p text:style-name="P3"><text:span text:style-name="T1">-s scales, -movflags +faststart allows for </text:span><text:span text:style-name="T1">streaming the mp4 file, -preset veryslow for </text:span><text:span text:style-name="T1">quality and compression, -an for no audio. </text:span></text:p>
              </text:list-item>
            </text:list>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4"><text:span text:style-name="T1">/ <text:s/>\/ <text:s/>\/ <text:s/>\/ <text:s/>\/ <text:s/>\/ <text:s/>\/ <text:s/>\/ <text:s/>\/ <text:s/>\/ <text:s/>\/ <text:s/>\/ <text:s/>\/ <text:s/>\/ <text:s/>\/ <text:s/>\/ <text:s/>\/ <text:s/>\/ <text:s/>\/ </text:span><text:span text:style-name="T1"><text:s/>\/ <text:s/>\</text:span></text:p>
            <text:p text:style-name="P2"><text:span text:style-name="T1"/></text:p>
            <text:list text:continue-numbering="true" text:style-name="L1">
              <text:list-item>
                <text:p text:style-name="P3"><text:span text:style-name="T1">finally -keyint_min and -g, which should be </text:span><text:span text:style-name="T1">calculated thusly. how many seconds before an </text:span><text:span text:style-name="T1">I-Frame. 1? 2? 3? 10?</text:span></text:p>
                <text:p text:style-name="P3"><text:span text:style-name="T1"/></text:p>
              </text:list-item>
              <text:list-item>
                <text:p text:style-name="P3"><text:span text:style-name="T1">this is easy. this is an 8 minute video at 24fps </text:span><text:span text:style-name="T1">for 2 seconds per I-Frame</text:span></text:p>
                <text:p text:style-name="P3"><text:span text:style-name="T1"/></text:p>
              </text:list-item>
              <text:list-item>
                <text:p text:style-name="P3"><text:span text:style-name="T1">2 * 24 = 48. so</text:span><text:span text:style-name="T2"> -keyint_min 48 -g 48</text:span><text:span text:style-name="T1"> would be </text:span><text:span text:style-name="T1">the command.</text:span></text:p>
                <text:p text:style-name="P3"><text:span text:style-name="T1"/></text:p>
              </text:list-item>
              <text:list-item>
                <text:p text:style-name="P3"><text:span text:style-name="T1">i chose 3. 3 * 24 = 72 </text:span><text:span text:style-name="T2">-keyint_min 72 -g 72</text:span><text:span text:style-name="T1">. </text:span><text:span text:style-name="T1">easy. the larger the seconds the smaller the </text:span><text:span text:style-name="T1">video but the worse it could look.</text:span></text:p>
                <text:p text:style-name="P3"><text:span text:style-name="T1"/></text:p>
              </text:list-item>
              <text:list-item>
                <text:p text:style-name="P3"><text:span text:style-name="T1">the video file output.mp4 is 19.6mb and the </text:span><text:span text:style-name="T1">audio file output.m4a is 3.9mb</text:span></text:p>
              </text:list-item>
            </text:list>
            <text:p text:style-name="P3"><text:span text:style-name="T1"/></text:p>
            <text:p text:style-name="P2"><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2"><text:span text:style-name="T1">/ <text:s/>\/ <text:s/>\/ <text:s/>\/ <text:s/>\/ <text:s/>\/ <text:s/>\/ <text:s/>\/ <text:s/>\/ <text:s/>\/ <text:s/>\/ <text:s/>\/ <text:s/>\/ <text:s/>\/ <text:s/>\/ <text:s/>\/ <text:s/>\/ <text:s/>\/ <text:s/>\/ </text:span><text:span text:style-name="T1"><text:s/>\/ <text:s/>\</text:span></text:p>
          </draw:text-box>
        </draw:frame>
        <draw:frame draw:style-name="gr5" draw:text-style-name="P1" draw:layer="layout" svg:width="6.35cm" svg:height="12.626cm" svg:x="14.29cm" svg:y="13.97cm">
          <draw:text-box>
            <text:p text:style-name="P2"><text:span text:style-name="T1"><text:s text:c="2"/></text:span></text:p>
            <text:list text:style-name="L1">
              <text:list-item>
                <text:p text:style-name="P3"><text:span text:style-name="T1">Lets combine the video and audio.</text:span></text:p>
              </text:list-item>
              <text:list-item>
                <text:p text:style-name="P3"><text:span text:style-name="T2">ffmpeg -i output.mp4 -i output.m4a -c copy</text:span></text:p>
                <text:p text:style-name="P3"><text:span text:style-name="T2">-movflags +faststart output-va.mp4</text:span></text:p>
                <text:p text:style-name="P3"><text:span text:style-name="T1"/></text:p>
              </text:list-item>
              <text:list-item>
                <text:p text:style-name="P3"><text:span text:style-name="T1">name: output-va.mp4</text:span></text:p>
                <text:p text:style-name="P3"><text:span text:style-name="T1">video: h264 high 720p 24fps 340kb/s</text:span></text:p>
                <text:p text:style-name="P3"><text:span text:style-name="T1">audio: aac 66kb/s</text:span></text:p>
                <text:p text:style-name="P3"><text:span text:style-name="T1">size: 23.6mb</text:span></text:p>
                <text:p text:style-name="P3"><text:span text:style-name="T1">length: 8 min</text:span></text:p>
                <text:p text:style-name="P3"><text:span text:style-name="T1"/></text:p>
              </text:list-item>
              <text:list-item>
                <text:p text:style-name="P3"><text:span text:style-name="T1">so as you can see even when the video in </text:span><text:span text:style-name="T1">question is almost </text:span><text:span text:style-name="T2">1gb</text:span><text:span text:style-name="T1"> we can still</text:span></text:p>
                <text:p text:style-name="P3"><text:span text:style-name="T1"/></text:p>
              </text:list-item>
              <text:list-item>
                <text:p text:style-name="P3"><text:span text:style-name="T1">create a more than watchable experience and </text:span><text:span text:style-name="T1">shareable with friends, enemies, and other </text:span><text:span text:style-name="T1">weirdos on the Internet.</text:span></text:p>
              </text:list-item>
            </text:list>
            <text:p text:style-name="P3"><text:span text:style-name="T1"/></text:p>
            <text:p text:style-name="P3"><text:span text:style-name="T1"/></text:p>
            <text:p text:style-name="P3"><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4"><text:span text:style-name="T1">/ <text:s/>\/ <text:s/>\/ <text:s/>\/ <text:s/>\/ <text:s/>\/ <text:s/>\/ <text:s/>\/ <text:s/>\/ <text:s/>\/ <text:s/>\/ <text:s/>\/ <text:s/>\/ <text:s/>\/ <text:s/>\/ <text:s/>\/ <text:s/>\/ <text:s/>\/ <text:s/>\/ </text:span><text:span text:style-name="T1"><text:s/>\/ <text:s/>\</text:span></text:p>
            <text:p text:style-name="P2"><text:span text:style-name="T1"/></text:p>
            <text:p text:style-name="P2"><text:span text:style-name="T1">Okay! So that’s everything! Your results will vary </text:span><text:span text:style-name="T1">based on the length of the video, the original size, </text:span><text:span text:style-name="T1">fps, and the encoder used.</text:span></text:p>
            <text:p text:style-name="P2"><text:span text:style-name="T1">libx264 is what I recommend for most compatibility </text:span><text:span text:style-name="T1">and least amount of time. however if you don’t care </text:span><text:span text:style-name="T1">about that and just want compression AND quality </text:span><text:span text:style-name="T1">use vp9 or av1. these are much better at </text:span><text:span text:style-name="T1">compression <text:s/>and quality but are insanely slow and </text:span><text:span text:style-name="T1">not widely supported by every </text:span><text:span text:style-name="T1">browser/computer/application.</text:span></text:p>
            <text:p text:style-name="P2"><text:span text:style-name="T1">But if you liked this, spread this zine around!</text:span></text:p>
            <text:p text:style-name="P2"><text:span text:style-name="T1"/></text:p>
            <text:p text:style-name="P2"><text:span text:style-name="T1">~Nobodyatall</text:span></text:p>
            <text:p text:style-name="P2"><text:span text:style-name="T1"/></text:p>
            <text:p text:style-name="P2"><text:span text:style-name="T1"/></text:p>
            <text:p text:style-name="P2"><text:span text:style-name="T1"/></text:p>
            <text:p text:style-name="P2"><text:span text:style-name="T1"/></text:p>
            <text:p text:style-name="P2"><text:span text:style-name="T1">/\ <text:s/>/\ <text:s/>/\ <text:s/>/\ <text:s/>/\ <text:s/>/\ <text:s/>/\ <text:s/>/\ <text:s/>/\ <text:s/>/\ <text:s/>/\ <text:s/>/\ <text:s/>/\ <text:s/>/\ <text:s/>/\ <text:s/>/\ <text:s/>/\ <text:s/>/\ <text:s/>/</text:span><text:span text:style-name="T1">\ <text:s/>/\</text:span></text:p>
            <text:p text:style-name="P2"><text:span text:style-name="T1">//\\//\\//\\//\\//\\//\\//\\//\\//\\//\\//\\//\\//\\//\\//\\//\\//\\//\\/</text:span><text:span text:style-name="T1">/\\//\\</text:span></text:p>
            <text:p text:style-name="P2"><text:span text:style-name="T1">//\\//\\//\\//\\//\\//\\//\\//\\//\\//\\//\\//\\//\\//\\//\\//\\//\\//\\/</text:span><text:span text:style-name="T1">/\\//\\</text:span></text:p>
            <text:p text:style-name="P2"><text:span text:style-name="T1">/ <text:s/>\/ <text:s/>\/ <text:s/>\/ <text:s/>\/ <text:s/>\/ <text:s/>\/ <text:s/>\/ <text:s/>\/ <text:s/>\/ <text:s/>\/ <text:s/>\/ <text:s/>\/ <text:s/>\/ <text:s/>\/ <text:s/>\/ <text:s/>\/ <text:s/>\/ <text:s/>\/ </text:span><text:span text:style-name="T1"><text:s/>\/ <text: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7cm" fo:margin-bottom="1.27cm" fo:margin-left="0.955cm" fo:margin-right="0.95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3:44:56.546000000</meta:creation-date>
    <dc:date>2024-03-28T18:28:22.447482102</dc:date>
    <meta:editing-duration>PT5H52M40S</meta:editing-duration>
    <meta:editing-cycles>12</meta:editing-cycles>
    <meta:generator>LibreOffice/7.6.4.1$Linux_X86_64 LibreOffice_project/60$Build-1</meta:generator>
    <meta:print-date>2023-12-02T16:37:22.439000000</meta:print-date>
    <meta:document-statistic meta:object-count="33"/>
  </office:meta>
</office:document-meta>
</file>